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25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9.18104166666667cm"/>
    </style:style>
    <style:style style:name="co4" style:family="table-column">
      <style:table-column-properties fo:break-before="auto" style:column-width="5.23875cm"/>
    </style:style>
    <style:style style:name="co5" style:family="table-column">
      <style:table-column-properties fo:break-before="auto" style:column-width="4.524375cm"/>
    </style:style>
    <style:style style:name="co6" style:family="table-column">
      <style:table-column-properties fo:break-before="auto" style:column-width="3.81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tiempo</text:p>
          </table:table-cell>
          <table:table-cell office:value-type="string" table:style-name="ce1">
            <text:p>Tiempo 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GAME MAKER STUDIO PASO A PASO</text:p>
          </table:table-cell>
          <table:table-cell office:value-type="string" table:style-name="ce2">
            <text:p>https://www.youtube.com/watch?v=4mwfMx7sKFU&amp;index=7&amp;list=PLYI52O9v_Rytd2PyIrZgO6kyYSvfgL4PO</text:p>
          </table:table-cell>
          <table:table-cell office:value-type="string" table:style-name="ce1">
            <text:p>Realizado</text:p>
          </table:table-cell>
          <table:table-cell office:value-type="time" office:time-value="PT2H34M38S" table:style-name="ce3">
            <text:p>2:34:38</text:p>
          </table:table-cell>
          <table:table-cell office:value-type="time" office:time-value="PT0H50M0S" table:style-name="ce4">
            <text:p>0:5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JUEGO DE AVIONES GAME MAKER 1</text:p>
          </table:table-cell>
          <table:table-cell office:value-type="string" table:style-name="ce1">
            <text:p>https://www.youtube.com/watch?v=Bm9vE75QJxg</text:p>
          </table:table-cell>
          <table:table-cell office:value-type="string" table:style-name="ce1">
            <text:p>Realizado</text:p>
          </table:table-cell>
          <table:table-cell office:value-type="time" office:time-value="PT4H30M0S" table:style-name="ce5">
            <text:p>4:30</text:p>
          </table:table-cell>
          <table:table-cell table:number-columns-repeated="16378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/>
      <number:text>:</number:text>
      <number:minutes number:style="long"/>
    </number:time-style>
    <number:time-style style:name="N36">
      <number:hours/>
      <number:text>:</number:text>
      <number:minutes number:style="long"/>
      <number:text>:</number:text>
      <number:seconds number:style="long"/>
    </number:time-style>
    <number:time-style style:name="N37">
      <number:hours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oscar sanchez</meta:initial-creator>
    <dc:creator>oscar sanchez</dc:creator>
    <meta:creation-date>2016-09-14T07:49:26Z</meta:creation-date>
    <dc:date>2016-09-15T15:44:12Z</dc:date>
  </office:meta>
</office:document-meta>
</file>